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Legato OT" svg:font-family="Legato OT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/>
      <style:text-properties style:font-name="Trebuchet MS" style:font-name-complex="Arial" fo:font-size="10.5pt" style:font-size-asian="10.5pt" style:font-size-complex="10.5pt"/>
    </style:style>
    <style:style style:name="P4" style:parent-style-name="Standard" style:family="paragraph">
      <style:paragraph-properties fo:text-align="end"/>
      <style:text-properties style:font-name="Trebuchet MS" style:font-name-complex="Arial" fo:font-size="10.5pt" style:font-size-asian="10.5pt" style:font-size-complex="10.5pt"/>
    </style:style>
    <style:style style:name="P5" style:parent-style-name="Standard" style:family="paragraph">
      <style:paragraph-properties fo:text-align="end"/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P6" style:parent-style-name="Standard" style:family="paragraph">
      <style:paragraph-properties fo:text-align="end"/>
    </style:style>
    <style:style style:name="T7" style:parent-style-name="Policepardéfaut" style:family="text"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T8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P9" style:parent-style-name="Standard" style:family="paragraph">
      <style:paragraph-properties fo:text-align="end"/>
      <style:text-properties style:font-name="Trebuchet MS" style:font-name-complex="Arial" fo:font-size="10.5pt" style:font-size-asian="10.5pt" style:font-size-complex="10.5pt"/>
    </style:style>
    <style:style style:name="P10" style:parent-style-name="Standard" style:family="paragraph">
      <style:paragraph-properties fo:text-align="end"/>
      <style:text-properties style:font-name="Trebuchet MS" style:font-name-complex="Arial" fo:font-size="10.5pt" style:font-size-asian="10.5pt" style:font-size-complex="10.5pt"/>
    </style:style>
    <style:style style:name="P11" style:parent-style-name="Standard" style:family="paragraph">
      <style:paragraph-properties fo:text-align="end"/>
      <style:text-properties style:font-name="Trebuchet MS" style:font-name-complex="Arial" fo:font-size="10.5pt" style:font-size-asian="10.5pt" style:font-size-complex="10.5pt"/>
    </style:style>
    <style:style style:name="P12" style:parent-style-name="Standard" style:family="paragraph">
      <style:paragraph-properties fo:text-align="end"/>
      <style:text-properties style:font-name="Trebuchet MS" style:font-name-complex="Arial" fo:font-size="10.5pt" style:font-size-asian="10.5pt" style:font-size-complex="10.5pt"/>
    </style:style>
    <style:style style:name="P13" style:parent-style-name="Standard" style:family="paragraph">
      <style:paragraph-properties fo:text-align="end"/>
      <style:text-properties style:font-name="Trebuchet MS" style:font-name-complex="Arial" fo:font-size="10.5pt" style:font-size-asian="10.5pt" style:font-size-complex="10.5pt"/>
    </style:style>
    <style:style style:name="P14" style:parent-style-name="Standard" style:family="paragraph">
      <style:paragraph-properties fo:text-align="center"/>
    </style:style>
    <style:style style:name="T15" style:parent-style-name="Policepardéfaut" style:family="text">
      <style:text-properties style:font-name="Trebuchet MS" style:font-name-complex="Arial" fo:font-size="9pt" style:font-size-asian="9pt" style:font-size-complex="9pt"/>
    </style:style>
    <style:style style:name="T16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P17" style:parent-style-name="Standard" style:family="paragraph">
      <style:paragraph-properties fo:text-align="end"/>
    </style:style>
    <style:style style:name="T18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P19" style:parent-style-name="Standard" style:family="paragraph">
      <style:paragraph-properties fo:text-align="justify"/>
      <style:text-properties style:font-name="Arial" style:font-name-complex="Arial"/>
    </style:style>
    <style:style style:name="P20" style:parent-style-name="Standard" style:family="paragraph">
      <style:paragraph-properties fo:text-align="justify"/>
      <style:text-properties style:font-name="Arial" style:font-name-complex="Arial"/>
    </style:style>
    <style:style style:name="P21" style:parent-style-name="Standard" style:family="paragraph">
      <style:paragraph-properties fo:text-align="center"/>
      <style:text-properties style:font-name="Trebuchet MS" style:font-name-complex="Arial" fo:font-size="10.5pt" style:font-size-asian="10.5pt" style:font-size-complex="10.5pt"/>
    </style:style>
    <style:style style:name="P22" style:parent-style-name="Standard" style:family="paragraph">
      <style:paragraph-properties fo:text-align="end"/>
      <style:text-properties style:font-name="Trebuchet MS" style:font-name-complex="Arial" fo:font-size="10.5pt" style:font-size-asian="10.5pt" style:font-size-complex="10.5pt"/>
    </style:style>
    <style:style style:name="P23" style:parent-style-name="Standard" style:family="paragraph">
      <style:paragraph-properties fo:text-align="end"/>
      <style:text-properties style:font-name="Trebuchet MS" style:font-name-complex="Arial" fo:font-size="10.5pt" style:font-size-asian="10.5pt" style:font-size-complex="10.5pt"/>
    </style:style>
    <style:style style:name="P24" style:parent-style-name="Standard" style:family="paragraph">
      <style:paragraph-properties fo:text-align="justify"/>
    </style:style>
    <style:style style:name="T25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26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27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28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29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30" style:parent-style-name="Policepardéfaut" style:family="text"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T31" style:parent-style-name="Policepardéfaut" style:family="text"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T32" style:parent-style-name="Policepardéfaut" style:family="text"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T33" style:parent-style-name="Policepardéfaut" style:family="text"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T34" style:parent-style-name="Policepardéfaut" style:family="text"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T35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36" style:parent-style-name="Policepardéfaut" style:family="text"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T37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38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39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40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41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42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43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44" style:parent-style-name="Policepardéfaut" style:family="text"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T45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46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47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48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49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50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51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52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53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54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55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56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57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58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P59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60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61" style:parent-style-name="Standard" style:family="paragraph">
      <style:paragraph-properties fo:text-align="justify"/>
    </style:style>
    <style:style style:name="T62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63" style:parent-style-name="Policepardéfaut" style:family="text"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T64" style:parent-style-name="Policepardéfaut" style:family="text"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T65" style:parent-style-name="Policepardéfaut" style:family="text">
      <style:text-properties style:font-name="Trebuchet MS" style:font-name-complex="Arial" fo:font-weight="bold" style:font-weight-asian="bold" style:font-weight-complex="bold" fo:font-size="10.5pt" style:font-size-asian="10.5pt" style:font-size-complex="10.5pt"/>
    </style:style>
    <style:style style:name="T66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P67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68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69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70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71" style:parent-style-name="Standard" style:family="paragraph">
      <style:paragraph-properties fo:text-align="justify"/>
    </style:style>
    <style:style style:name="T72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73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74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75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76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77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78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79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80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81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82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83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84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85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T86" style:parent-style-name="Policepardéfaut" style:family="text">
      <style:text-properties style:font-name="Trebuchet MS" style:font-name-complex="Arial" fo:font-size="10.5pt" style:font-size-asian="10.5pt" style:font-size-complex="10.5pt"/>
    </style:style>
    <style:style style:name="P87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88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89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90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91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92" style:parent-style-name="Standard" style:family="paragraph">
      <style:paragraph-properties fo:text-align="justify"/>
      <style:text-properties style:font-name="Trebuchet MS" style:font-name-complex="Arial" fo:font-size="10.5pt" style:font-size-asian="10.5pt" style:font-size-complex="10.5pt"/>
    </style:style>
    <style:style style:name="P93" style:parent-style-name="Standard" style:family="paragraph">
      <style:paragraph-properties fo:text-align="end"/>
    </style:style>
    <style:style style:name="T94" style:parent-style-name="Policepardéfaut" style:family="text">
      <style:text-properties style:font-name="Trebuchet MS" style:font-name-complex="Arial" fo:font-size="10.5pt" style:font-size-asian="10.5pt" style:font-size-complex="10.5pt"/>
    </style:style>
  </office:automatic-styles>
  <office:body>
    <office:text text:use-soft-page-breaks="true">
      <text:p text:style-name="P1"/>
      <text:p text:style-name="P4"><text:s/>À<text:s/><text:tab/><text:tab/><text:tab/>le<text:s/><text:tab/>octobre 2024</text:p>
      <text:p text:style-name="P5"/>
      <text:p text:style-name="P6"><text:span text:style-name="T7">S</text:span><text:span text:style-name="T8">EM Félix-Antoine Tshisekedi Tshilombo</text:span></text:p>
      <text:p text:style-name="P9">Président de la République</text:p>
      <text:p text:style-name="P10">Secrétariat du Cabinet du Chef de l’État</text:p>
      <text:p text:style-name="P11">Palais de la Nation</text:p>
      <text:p text:style-name="P12">Avenue Roi Baudouin Kinshasa</text:p>
      <text:p text:style-name="P13">Gombe, BP 201 Kin 1</text:p>
      <text:p text:style-name="P14"><text:span text:style-name="T15"><text:s text:c="94"/>REPUBLIQUE DEMOCRATIQUE DU CONGO (RDC</text:span><text:span text:style-name="T16">)</text:span></text:p>
      <text:p text:style-name="P17"><text:a xlink:href="mailto:communication@presidence.cd" office:target-frame-name="_top" xlink:show="replace"><text:span text:style-name="T18">communication@presidence.cd</text:span></text:a></text:p>
      <text:p text:style-name="P19"/>
      <text:p text:style-name="P20"/>
      <text:p text:style-name="P21">Monsieur le Président de la République,</text:p>
      <text:p text:style-name="P22"/>
      <text:p text:style-name="P23"/>
      <text:p text:style-name="P24"><text:span text:style-name="T25">A quelques jours de la journée mondiale contre la peine de mort, une nouvelle inquiétante m’est parvenue par l’ACAT Belgique. <text:s/></text:span><text:span text:style-name="T26">L’</text:span><text:span text:style-name="T27">expert belge en matière de sécurité de la région des Grands<text:s/></text:span><text:span text:style-name="T28">L</text:span><text:span text:style-name="T29">acs,</text:span><text:span text:style-name="T30"><text:s/>Jean</text:span><text:span text:style-name="T31">-</text:span><text:span text:style-name="T32"><text:s/>Jacques Wondo</text:span><text:span text:style-name="T33">,</text:span><text:span text:style-name="T34"><text:s/></text:span><text:span text:style-name="T35">a été victime d’une arrestation</text:span><text:span text:style-name="T36"><text:s/></text:span><text:span text:style-name="T37">arbitraire et condamné à la peine capitale</text:span><text:span text:style-name="T38"><text:s/>pour participation présumée à l’attentat du 20 mai 2024</text:span><text:span text:style-name="T39"><text:s/>sur la base d'une photo de 2016</text:span><text:span text:style-name="T40">. Il y<text:s/></text:span><text:span text:style-name="T41">apparaît aux côtés de feu l'opposant</text:span><text:span text:style-name="T42"><text:s/>M.</text:span><text:span text:style-name="T43"><text:s/>Malanga.<text:s/></text:span><text:span text:style-name="T44">Jean- Jacques Wondo<text:s/></text:span><text:span text:style-name="T45">est a</text:span><text:span text:style-name="T46">ccusé d'être l'instigateur du complot</text:span><text:span text:style-name="T47">. On l’a</text:span><text:span text:style-name="T48"><text:s/>jugé aux côtés de 50 autres prévenus</text:span><text:span text:style-name="T49"><text:s/>et</text:span><text:span text:style-name="T50"><text:s/>le tribunal a prononcé la peine capitale à son encontre au terme d'une parodie de procès</text:span><text:span text:style-name="T51"><text:s/>marqué</text:span><text:span text:style-name="T52"><text:s/>par<text:s/></text:span><text:span text:style-name="T53">une<text:s/></text:span><text:span text:style-name="T54">insuffisance patente des éléments de preuve, une opacité totale et le non</text:span><text:span text:style-name="T55">-</text:span><text:span text:style-name="T56">respect du principe d</text:span><text:span text:style-name="T57">’équité</text:span><text:span text:style-name="T58">.</text:span></text:p>
      <text:p text:style-name="P59"/>
      <text:p text:style-name="P60">Je vous demande par conséquent de:</text:p>
      <text:list text:style-name="LFO2" text:continue-numbering="true">
        <text:list-item>
          <text:p text:style-name="P61"><text:span text:style-name="T62"><text:s/>libérer immédiatement M.<text:s/></text:span><text:span text:style-name="T63">Jean</text:span><text:span text:style-name="T64">-</text:span><text:span text:style-name="T65"><text:s/>Jacques Wondo</text:span><text:span text:style-name="T66">, et ce, sans conditions;</text:span></text:p>
        </text:list-item>
        <text:list-item>
          <text:p text:style-name="P67"><text:s/>garantir son accès aux droits<text:s/>des<text:s/>personnes privées de liberté ( soins, liens avec<text:s/>les proches, contact avec<text:s/>les avocats…), ainsi qu'au droit à un nouveau procès équitable tel que le prévoient les textes internationaux ;</text:p>
        </text:list-item>
        <text:list-item>
          <text:p text:style-name="P68">réviser les sentences cruelles,<text:s/>inhumaines et dégradantes prononcées à l'issue du procès bâclé des 37<text:s/>prétendus<text:s/>“complotistes » ;<text:s text:c="2"/></text:p>
        </text:list-item>
        <text:list-item>
          <text:p text:style-name="P69">garantir<text:s/>l’intégrité physique et psychologique de<text:s/>toutes ces personnes et leur permettre de bénéficier<text:s/>des<text:s/>soins<text:s/>nécessaires .</text:p>
        </text:list-item>
      </text:list>
      <text:p text:style-name="P70"/>
      <text:p text:style-name="P71"><text:span text:style-name="T72">Par ailleurs j</text:span><text:span text:style-name="T73">e</text:span><text:span text:style-name="T74"><text:s/>vous fai</text:span><text:span text:style-name="T75">s</text:span><text:span text:style-name="T76"><text:s/>part de mes plus vives préoccupations quant à la levée du moratoire sur l’exécution de la peine de mort</text:span><text:span text:style-name="T77">.<text:s/></text:span><text:span text:style-name="T78">La peine capitale</text:span><text:span text:style-name="T79"><text:s/>ne répond pas</text:span><text:span text:style-name="T80"><text:s/>aux enjeux sécuritaires actuels auxquels la République démocratique du Congo (RDC) se trouve confrontée</text:span><text:span text:style-name="T81">. <text:s/>A</text:span><text:span text:style-name="T82">u contraire,</text:span><text:span text:style-name="T83"><text:s/>elle</text:span><text:span text:style-name="T84"><text:s/>institutionnalise et nourrit le cycle de violences dans le pays.</text:span><text:span text:style-name="T85"><text:s/></text:span><text:span text:style-name="T86">Enfin une telle décision ternit la réputation de l’État congolais en matière de respect de ses engagements vis-à-vis des droits humains, notamment du Pacte international relatif<text:s/></text:span><text:a xlink:href="https://www.eods.eu/library/UN_ICCPR_1966_FR.pdf" office:target-frame-name="_top" xlink:show="replace">aux droits civils et politiques</text:a><text:s/>(PIDSC) ratifié par la RDC.</text:p>
      <text:p text:style-name="P87">Les<text:s/>événements récents<text:s/>montrent toutes sortes de dérives en RDC. Ils<text:s/>questionnent la crédibilité du pays sur la scène internationale, en particulier en matière de coopération judiciaire, à un moment où<text:s/>la RDC est engagée dans un processus de lutte contre l’impunité et de justice transitionnelle.</text:p>
      <text:p text:style-name="P88"/>
      <text:p text:style-name="P89">Pour ces raisons, je vous demande instamment de révoquer la levée du moratoire<text:s/>sur la peine de mort<text:s/>décidée par le gouvernement.</text:p>
      <text:p text:style-name="P90"/>
      <text:p text:style-name="P91">En vous remerciant de l'attention particulière<text:s/>que vous réserverez à chacun<text:s/>des points<text:s/>évoqués dans cet appel, je vous adresse, Monsieur le Président, l’expression de ma très haute considération.</text:p>
      <text:p text:style-name="P92"/>
      <text:p text:style-name="P93"><text:span text:style-name="T94">NOM ADRESSE SIGNAT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Legato OT" svg:font-family="Legato OT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text-properties style:font-name="Times New Roman" style:font-name-asian="Lucida Sans Unicode" style:font-name-complex="Tahoma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in" fo:line-height="100%"/>
      <style:text-properties style:font-name="Legato OT" style:font-name-complex="Legato OT" fo:color="#00000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a5" style:display-name="Pa5" style:family="paragraph" style:parent-style-name="Standard">
      <style:paragraph-properties style:line-height-at-least="0.1368in"/>
      <style:text-properties fo:color="#00000A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A1" style:display-name="A1" style:family="text">
      <style:text-properties style:font-name-complex="Legato OT" fo:color="#000000" fo:font-size="8pt" style:font-size-asian="8pt" style:font-size-complex="8pt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/>
    </style:style>
    <style:style style:name="WW8Num4z0" style:display-name="WW8Num4z0" style:family="text">
      <style:text-properties style:font-name="Arial" style:font-name-asian="Arial" style:font-name-complex="Arial" fo:font-size="10.5pt" style:font-size-asian="10.5pt" style:font-size-complex="10.5pt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4z3" style:display-name="WW8Num4z3" style:family="text">
      <style:text-properties style:font-name="Symbol" style:font-name-complex="Symbol"/>
    </style:style>
    <style:style style:name="NumberingSymbols" style:display-name="Numbering Symbols" style:family="text"/>
    <style:style style:name="WW_CharLFO1LVL1" style:family="text">
      <style:text-properties style:font-name="Arial" style:font-name-asian="Arial" style:font-name-complex="Arial" fo:font-size="10.5pt" style:font-size-asian="10.5pt" style:font-size-complex="10.5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-tête" style:family="paragraph">
      <style:paragraph-properties fo:text-align="center"/>
      <style:text-properties style:font-name="Trebuchet MS" fo:font-size="9pt" style:font-size-asian="9pt" style:font-size-complex="9pt"/>
    </style:style>
    <style:style style:name="P3" style:parent-style-name="En-tête" style:family="paragraph">
      <style:paragraph-properties fo:text-align="center"/>
      <style:text-properties style:font-name="Trebuchet MS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L'ACAT Belgique est affiliée à la FIACAT, qui dispose d'un statut consultatif auprès des Nations unies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E MILITANTE 1</meta:initial-creator>
    <dc:creator>Pierre Bernard</dc:creator>
    <meta:creation-date>2024-10-07T18:18:00Z</meta:creation-date>
    <dc:date>2024-10-08T10:03:00Z</dc:date>
    <meta:print-date>2024-10-07T18:11:00Z</meta:print-date>
    <meta:template xlink:href="Normal.dotm" xlink:type="simple"/>
    <meta:editing-cycles>8</meta:editing-cycles>
    <meta:editing-duration>PT1740S</meta:editing-duration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477" meta:character-count="3100" meta:row-count="21" meta:non-whitespace-character-count="2629"/>
  </office:meta>
</office:document-meta>
</file>